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83cm" svg:height="0.793cm" draw:transform="skewX (-0.000698131700797736) rotate (-1.55334303427495) translate (3.49010818644949cm 2.4140033268213cm)" svg:viewBox="0 0 6284 794" svg:d="M137 704c340 32 2259 81 2977 89 720 9 2764-34 3138-41 127 5-161-706-272-711-336-11-1677 120-2514 132-837 10-3056-99-3412-173-120-14-16 694 83 704z">
          <text:p/>
        </draw:path>
        <draw:path draw:style-name="gr1" draw:text-style-name="P1" draw:layer="layout" svg:width="0.902cm" svg:height="0.661cm" draw:transform="rotate (-2.15687788961459) translate (3.68079114539899cm 8.39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6.21cm" svg:height="0.965cm" draw:transform="rotate (-1.62402886898072) translate (7.46913764364491cm 2.0496787640959cm)" svg:viewBox="0 0 6211 966" svg:d="M386 965c231-29 1926-262 3043-299 1118-37 2359 58 2736 52 130 2-42-680-148-695-348-50-1779-8-2722 25-943 34-2903 173-3184 219-284 48 41 726 275 698z">
          <text:p/>
        </draw:path>
        <draw:path draw:style-name="gr1" draw:text-style-name="P1" draw:layer="layout" svg:width="2.713cm" svg:height="6.763cm" draw:transform="skewX (-0.000523598775598332) rotate (-2.85919838061711) translate (7.22790567823931cm 8.29292729517379cm)" svg:viewBox="0 0 2714 6764" svg:d="M2713 6258c-87-185-876-2458-1085-3152-209-696-803-2721-860-3079-43-134-798 271-767 404 64 281 699 2371 1004 3289 307 919 817 2621 960 3014 58 165 775-391 748-476z">
          <text:p/>
        </draw:path>
        <draw:path draw:style-name="gr1" draw:text-style-name="P1" draw:layer="layout" svg:width="0.902cm" svg:height="0.661cm" draw:transform="rotate (-2.15687788961459) translate (7.32162447873229cm 2.15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3.61862398526101cm 2.47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7.25945731859431cm 7.969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57cm" svg:height="1.46cm" draw:transform="rotate (-0.386066830541146) translate (5.2823266321704cm 0.758241976326999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6) rotate (-2.15652882376419) translate (6.3398736382088cm 0.945195492645698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) rotate (-2.15705242253979) translate (5.5524725199636cm 1.719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43:39.832000000</dc:date>
    <meta:editing-duration>PT2M57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